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8cm" fo:min-width="6.908cm" fo:wrap-option="wrap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.25cm" fo:min-width="16.25cm"/>
    </style:style>
    <style:style style:name="gr3" style:family="graphic" style:parent-style-name="standard">
      <style:graphic-properties draw:fill-color="#bf819e" draw:textarea-horizontal-align="justify" draw:textarea-vertical-align="middle" draw:auto-grow-height="false" fo:min-height="2.298cm" fo:min-width="6.908cm" fo:wrap-option="wrap"/>
      <style:paragraph-properties style:writing-mode="lr-tb"/>
    </style:style>
    <style:style style:name="gr4" style:family="graphic" style:parent-style-name="standard">
      <style:graphic-properties draw:fill-color="#77bc65" draw:textarea-horizontal-align="justify" draw:textarea-vertical-align="middle" draw:auto-grow-height="false" fo:min-height="4.25cm" fo:min-width="16.25cm"/>
    </style:style>
    <style:style style:name="P1" style:family="paragraph">
      <style:paragraph-properties fo:text-align="center"/>
    </style:style>
    <style:style style:name="P2" style:family="paragraph">
      <loext:graphic-properties draw:fill-color="#bf819e"/>
      <style:paragraph-properties fo:text-align="center"/>
    </style:style>
    <style:style style:name="P3" style:family="paragraph">
      <loext:graphic-properties draw:fill-color="#77bc6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2.75cm" svg:x="5.25cm" svg:y="1.75cm">
          <text:p text:style-name="P1">Page 1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16.75cm" svg:height="4.5cm" svg:x="1.5cm" svg:y="7.7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" draw:text-style-name="P2" draw:layer="layout" svg:width="8cm" svg:height="2.75cm" svg:x="5.25cm" svg:y="1.75cm">
          <text:p text:style-name="P1">Page 2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16.75cm" svg:height="4.5cm" svg:x="1.5cm" svg:y="7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4T08:51:29.476406665</meta:creation-date>
    <dc:date>2022-05-14T09:06:11.085714327</dc:date>
    <meta:editing-duration>PT4M27S</meta:editing-duration>
    <meta:editing-cycles>3</meta:editing-cycles>
    <meta:generator>LibreOffice/7.2.6.2$Linux_X86_64 LibreOffice_project/20$Build-2</meta:generator>
    <meta:document-statistic meta:object-count="4"/>
  </office:meta>
</office:document-meta>
</file>